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4fc" officeooo:paragraph-rsid="000694fc"/>
    </style:style>
    <style:style style:name="P2" style:family="paragraph" style:parent-style-name="Standard">
      <style:text-properties officeooo:rsid="000694fc" officeooo:paragraph-rsid="000694fc"/>
    </style:style>
    <style:style style:name="P3" style:family="paragraph" style:parent-style-name="Standard">
      <style:text-properties officeooo:rsid="00088637" officeooo:paragraph-rsid="000886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се проекты созданы в qt и с использованием языка с++. </text:p>
      <text:p text:style-name="P1"/>
      <text:p text:style-name="P1">Проект/папка «see_core» — первый из проектов. По замыслу это текстовое ядро для обработки данных. Принимает голые данные от пользователя. Упаковывает их и каким то образом компонует в проект. Как оно всё будет работать пока не известно. </text:p>
      <text:p text:style-name="P1"/>
      <text:p text:style-name="P1">Папка «Собранные билды» - понятно из названия содержит собранные версии программ. Читающий обрати внимание это не готовые проги это версии для отладки и дебага. Кстати я не уверен что git их вообще будет выгружать) </text:p>
      <text:p text:style-name="P1"/>
      <text:p text:style-name="P3">Назначение папки «Рабочие тексты» понятно из названия. Там пока в общей куче лежит описание идей и реализованных фич. Проще говоря это папка с чистым и не замутнённым потоком сознания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00:23:08.010056259</meta:creation-date>
    <dc:date>2020-03-18T16:03:13.877218784</dc:date>
    <meta:editing-duration>PT7M24S</meta:editing-duration>
    <meta:editing-cycles>3</meta:editing-cycles>
    <meta:generator>LibreOffice/6.3.3.2$Linux_X86_64 LibreOffice_project/30$Build-2</meta:generator>
    <meta:document-statistic meta:table-count="0" meta:image-count="0" meta:object-count="0" meta:page-count="1" meta:paragraph-count="4" meta:word-count="108" meta:character-count="692" meta:non-whitespace-character-count="583"/>
  </office:meta>
</office:document-meta>
</file>